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384A2F60E55776F8C4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2" style:family="paragraph" style:parent-style-name="Standard">
      <style:paragraph-properties fo:margin-left="1.251cm" fo:margin-right="0cm" fo:margin-top="0.6cm" fo:margin-bottom="0cm" loext:contextual-spacing="false" fo:line-height="150%" fo:text-align="justify" style:justify-single-word="false" fo:text-indent="0cm" style:auto-text-indent="false"/>
      <style:text-properties style:font-name="Times New Roman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loext:graphic-properties draw:fill="gradient" draw:fill-color="#800000" draw:fill-gradient-name="Gradient_20_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800000" draw:fill-gradient-name="Gradient_20_7" draw:textarea-horizontal-align="center" draw:textarea-vertical-align="middle" draw:auto-grow-height="false" draw:fit-to-size="false" fo:min-height="3.665cm" fo:min-width="10.059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4" svg:width="10.559cm" svg:height="3.925cm" svg:x="3.482cm" svg:y="0.236cm"><text:p text:style-name="P3"><text:span text:style-name="T1">Zaproszenie</text:span></text:p>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p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Obraz1" text:anchor-type="paragraph" svg:width="8.306cm" svg:height="6.228cm" draw:z-index="1"><draw:image xlink:href="Pictures/10000000000004B000000384A2F60E55776F8C4D.jpg" xlink:type="simple" xlink:show="embed" xlink:actuate="onLoad" loext:mime-type="image/jpeg"/></draw:frame></text:p>
          </table:table-cell>
          <table:table-cell table:style-name="Tabela1.B1" office:value-type="string">
            <text:p text:style-name="Table_20_Contents"/>
          </table:table-cell>
        </table:table-row>
      </table:table>
      <text:p text:style-name="P2">Niniejszym mamy przyjemność zaprosić Pana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1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rectangular" draw:cx="50%" draw:cy="50%" draw:start-color="#800000" draw:end-color="#ffff0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8:35.114205841</meta:creation-date>
    <dc:date>2017-11-06T10:08:05.800361890</dc:date>
    <meta:editing-duration>PT9M32S</meta:editing-duration>
    <meta:editing-cycles>1</meta:editing-cycles>
    <meta:generator>LibreOffice/5.4.2.2.0$Linux_X86_64 LibreOffice_project/40m0$Build-2</meta:generator>
    <meta:document-statistic meta:table-count="1" meta:image-count="1" meta:object-count="0" meta:page-count="1" meta:paragraph-count="3" meta:word-count="41" meta:character-count="332" meta:non-whitespace-character-count="294"/>
  </office:meta>
</office:document-meta>
</file>